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c28" officeooo:paragraph-rsid="001eec28"/>
    </style:style>
    <style:style style:name="P2" style:family="paragraph" style:parent-style-name="Standard">
      <style:text-properties officeooo:rsid="001eec28" officeooo:paragraph-rsid="001f8b32"/>
    </style:style>
    <style:style style:name="P3" style:family="paragraph" style:parent-style-name="Standard">
      <style:text-properties officeooo:rsid="0020986a" officeooo:paragraph-rsid="0020986a"/>
    </style:style>
    <style:style style:name="P4" style:family="paragraph" style:parent-style-name="Standard">
      <style:text-properties officeooo:rsid="00210842" officeooo:paragraph-rsid="00210842"/>
    </style:style>
    <style:style style:name="T1" style:family="text">
      <style:text-properties officeooo:rsid="001f8b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</text:p>
      <text:p text:style-name="P1"/>
      <text:p text:style-name="P1">Partie <text:span text:style-name="T1">p</text:span>i<text:span text:style-name="T1">l</text:span>otage :</text:p>
      <text:p text:style-name="P1">&gt;/dev/null : redirige les <text:span text:style-name="T1">e</text:span>rreur dans la corbeille </text:p>
      <text:p text:style-name="P1">&amp; : lance commande en arrière plan <text:s/></text:p>
      <text:p text:style-name="P1">$! : <text:span text:style-name="T1">id du processus exécuter</text:span></text:p>
      <text:p text:style-name="P2"><text:s/><text:span text:style-name="T1">tar : commande qui permet de sauvegarder</text:span></text:p>
      <text:p text:style-name="P2"><text:span text:style-name="T1"><text:s/></text:span></text:p>
      <text:p text:style-name="P3">Partie case :</text:p>
      <text:p text:style-name="P4">syntaxe :</text:p>
      <text:p text:style-name="P4"/>
      <text:p text:style-name="P4">case 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8:28:19.930114740</meta:creation-date>
    <dc:date>2022-11-10T08:37:58.452078315</dc:date>
    <meta:editing-duration>PT9M37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38" meta:character-count="205" meta:non-whitespace-character-count="169"/>
  </office:meta>
</office:document-meta>
</file>